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99EA609ED7A96BF0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828cm, 4.004cm, 12.001cm, 2.776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221cm" svg:height="22cm" svg:x="0.991cm" svg:y="2.291cm">
          <draw:image xlink:href="Pictures/10000000000005E8000007E099EA609ED7A96BF0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3-15T13:22:52.088292311</dc:date>
    <meta:editing-duration>PT3M31S</meta:editing-duration>
    <meta:editing-cycles>6</meta:editing-cycles>
    <meta:generator>LibreOffice/7.4.3.2$MacOSX_AARCH64 LibreOffice_project/1048a8393ae2eeec98dff31b5c133c5f1d08b890</meta:generator>
    <meta:document-statistic meta:object-count="1"/>
  </office:meta>
</office:document-meta>
</file>